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de69" officeooo:paragraph-rsid="001cde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nger, bigger</text:p>
      <text:p text:style-name="P1"/>
      <text:p text:style-name="P1">Q1. True</text:p>
      <text:p text:style-name="P1">Q2. True </text:p>
      <text:p text:style-name="P1">Q3. False</text:p>
      <text:p text:style-name="P1">Q4. True</text:p>
      <text:p text:style-name="P1">Q5. True</text:p>
      <text:p text:style-name="P1">Q6. Tru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6T14:16:35.918851516</meta:creation-date>
    <dc:date>2022-09-16T14:20:28.313824517</dc:date>
    <meta:editing-duration>PT3M52S</meta:editing-duration>
    <meta:editing-cycles>1</meta:editing-cycles>
    <meta:document-statistic meta:table-count="0" meta:image-count="0" meta:object-count="0" meta:page-count="1" meta:paragraph-count="7" meta:word-count="14" meta:character-count="64" meta:non-whitespace-character-count="56"/>
    <meta:generator>LibreOffice/6.4.7.2$Linux_X86_64 LibreOffice_project/40$Build-2</meta:generator>
  </office:meta>
</office:document-meta>
</file>